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2cm"/>
    </style:style>
    <style:style style:name="co2" style:family="table-column">
      <style:table-column-properties fo:break-before="auto" style:column-width="2.688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1.80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Uploader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Markdown</text:p>
          </table:table-cell>
        </table:table-row>
        <table:table-row table:style-name="ro1">
          <table:table-cell office:value-type="string" calcext:value-type="string">
            <text:p>orb_shatter.ogg</text:p>
          </table:table-cell>
          <table:table-cell office:value-type="string" calcext:value-type="string">
            <text:p>Glass Break</text:p>
          </table:table-cell>
          <table:table-cell office:value-type="string" calcext:value-type="string">
            <text:p>https://freesound.org/people/unfa/sounds/221528/</text:p>
          </table:table-cell>
          <table:table-cell office:value-type="string" calcext:value-type="string">
            <text:p>unfa</text:p>
          </table:table-cell>
          <table:table-cell table:formula="of:=&quot;https://freesound.org/people/&quot;&amp;[.D2]&amp;&quot;/&quot;" office:value-type="string" office:string-value="https://freesound.org/people/unfa/" calcext:value-type="string">
            <text:p>https://freesound.org/people/unfa/</text:p>
          </table:table-cell>
          <table:table-cell office:value-type="string" calcext:value-type="string">
            <text:p>Creative Commons 0</text:p>
          </table:table-cell>
          <table:table-cell table:formula="of:=&quot;* [&quot;&amp;[.B2]&amp;&quot;](&quot;&amp;[.C2]&amp;&quot;) by [&quot;&amp;[.D2]&amp;&quot;](&quot;&amp;[.E2]&amp;&quot;) | &quot;&amp;[.F2]" office:value-type="string" office:string-value="* [Glass Break](https://freesound.org/people/unfa/sounds/221528/) by [unfa](https://freesound.org/people/unfa/) | Creative Commons 0" calcext:value-type="string">
            <text:p>* [Glass Break](https://freesound.org/people/unfa/sounds/221528/) by [unfa](https://freesound.org/people/unfa/) | Creative Commons 0</text:p>
          </table:table-cell>
        </table:table-row>
        <table:table-row table:style-name="ro1">
          <table:table-cell office:value-type="string" calcext:value-type="string">
            <text:p>orb_pulsating.ogg</text:p>
          </table:table-cell>
          <table:table-cell office:value-type="string" calcext:value-type="string">
            <text:p>Teleport-01b.wav</text:p>
          </table:table-cell>
          <table:table-cell office:value-type="string" calcext:value-type="string">
            <text:p>https://freesound.org/people/DWOBoyle/sounds/474179/</text:p>
          </table:table-cell>
          <table:table-cell office:value-type="string" calcext:value-type="string">
            <text:p>DWOBoyle</text:p>
          </table:table-cell>
          <table:table-cell table:formula="of:=&quot;https://freesound.org/people/&quot;&amp;[.D3]&amp;&quot;/&quot;" office:value-type="string" office:string-value="https://freesound.org/people/DWOBoyle/" calcext:value-type="string">
            <text:p>https://freesound.org/people/DWOBoyle/</text:p>
          </table:table-cell>
          <table:table-cell office:value-type="string" calcext:value-type="string">
            <text:p>Attribution 3.0</text:p>
          </table:table-cell>
          <table:table-cell table:formula="of:=&quot;* [&quot;&amp;[.B3]&amp;&quot;](&quot;&amp;[.C3]&amp;&quot;) by [&quot;&amp;[.D3]&amp;&quot;](&quot;&amp;[.E3]&amp;&quot;) | &quot;&amp;[.F3]" office:value-type="string" office:string-value="* [Teleport-01b.wav](https://freesound.org/people/DWOBoyle/sounds/474179/) by [DWOBoyle](https://freesound.org/people/DWOBoyle/) | Attribution 3.0" calcext:value-type="string">
            <text:p>* [Teleport-01b.wav](https://freesound.org/people/DWOBoyle/sounds/474179/) by [DWOBoyle](https://freesound.org/people/DWOBoyle/) | Attribution 3.0</text:p>
          </table:table-cell>
        </table:table-row>
        <table:table-row table:style-name="ro1">
          <table:table-cell office:value-type="string" calcext:value-type="string">
            <text:p>orb_placement.ogg</text:p>
          </table:table-cell>
          <table:table-cell office:value-type="string" calcext:value-type="string">
            <text:p>Landing Forcefield</text:p>
          </table:table-cell>
          <table:table-cell office:value-type="string" calcext:value-type="string">
            <text:p>https://freesound.org/people/unfa/sounds/584173/</text:p>
          </table:table-cell>
          <table:table-cell office:value-type="string" calcext:value-type="string">
            <text:p>unfa</text:p>
          </table:table-cell>
          <table:table-cell table:formula="of:=&quot;https://freesound.org/people/&quot;&amp;[.D4]&amp;&quot;/&quot;" office:value-type="string" office:string-value="https://freesound.org/people/unfa/" calcext:value-type="string">
            <text:p>https://freesound.org/people/unfa/</text:p>
          </table:table-cell>
          <table:table-cell office:value-type="string" calcext:value-type="string">
            <text:p>Creative Commons 0</text:p>
          </table:table-cell>
          <table:table-cell table:formula="of:=&quot;* [&quot;&amp;[.B4]&amp;&quot;](&quot;&amp;[.C4]&amp;&quot;) by [&quot;&amp;[.D4]&amp;&quot;](&quot;&amp;[.E4]&amp;&quot;) | &quot;&amp;[.F4]" office:value-type="string" office:string-value="* [Landing Forcefield](https://freesound.org/people/unfa/sounds/584173/) by [unfa](https://freesound.org/people/unfa/) | Creative Commons 0" calcext:value-type="string">
            <text:p>* [Landing Forcefield](https://freesound.org/people/unfa/sounds/584173/) by [unfa](https://freesound.org/people/unfa/) | Creative Commons 0</text:p>
          </table:table-cell>
        </table:table-row>
        <table:table-row table:style-name="ro1">
          <table:table-cell office:value-type="string" calcext:value-type="string">
            <text:p>orb_placement_failed.ogg</text:p>
          </table:table-cell>
          <table:table-cell office:value-type="string" calcext:value-type="string">
            <text:p>button2.mp3</text:p>
          </table:table-cell>
          <table:table-cell office:value-type="string" calcext:value-type="string">
            <text:p>https://freesound.org/people/Camouflaged_Noob/sounds/483709/</text:p>
          </table:table-cell>
          <table:table-cell office:value-type="string" calcext:value-type="string">
            <text:p>Camouflaged_Noob</text:p>
          </table:table-cell>
          <table:table-cell office:value-type="string" calcext:value-type="string">
            <text:p>https://freesound.org/people/Camouflaged_Noob/</text:p>
          </table:table-cell>
          <table:table-cell office:value-type="string" calcext:value-type="string">
            <text:p>Creative Commons 0</text:p>
          </table:table-cell>
          <table:table-cell table:formula="of:=&quot;* [&quot;&amp;[.B5]&amp;&quot;](&quot;&amp;[.C5]&amp;&quot;) by [&quot;&amp;[.D5]&amp;&quot;](&quot;&amp;[.E5]&amp;&quot;) | &quot;&amp;[.F5]" office:value-type="string" office:string-value="* [button2.mp3](https://freesound.org/people/Camouflaged_Noob/sounds/483709/) by [Camouflaged_Noob](https://freesound.org/people/Camouflaged_Noob/) | Creative Commons 0" calcext:value-type="string">
            <text:p>* [button2.mp3](https://freesound.org/people/Camouflaged_Noob/sounds/483709/) by [Camouflaged_Noob](https://freesound.org/people/Camouflaged_Noob/) | Creative Commons 0</text:p>
          </table:table-cell>
        </table:table-row>
        <table:table-row table:style-name="ro1">
          <table:table-cell office:value-type="string" calcext:value-type="string">
            <text:p>void.ogg</text:p>
          </table:table-cell>
          <table:table-cell office:value-type="string" calcext:value-type="string">
            <text:p>Dark Magic Loop</text:p>
          </table:table-cell>
          <table:table-cell office:value-type="string" calcext:value-type="string">
            <text:p>https://freesound.org/people/qubodup/sounds/442825/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freesound.org/people/qubodup/</text:p>
          </table:table-cell>
          <table:table-cell office:value-type="string" calcext:value-type="string">
            <text:p>Creative Commons 0</text:p>
          </table:table-cell>
          <table:table-cell table:formula="of:=&quot;* [&quot;&amp;[.B6]&amp;&quot;](&quot;&amp;[.C6]&amp;&quot;) by [&quot;&amp;[.D6]&amp;&quot;](&quot;&amp;[.E6]&amp;&quot;) | &quot;&amp;[.F6]" office:value-type="string" office:string-value="* [Dark Magic Loop](https://freesound.org/people/qubodup/sounds/442825/) by [qubodup](https://freesound.org/people/qubodup/) | Creative Commons 0" calcext:value-type="string">
            <text:p>* [Dark Magic Loop](https://freesound.org/people/qubodup/sounds/442825/) by [qubodup](https://freesound.org/people/qubodup/) | Creative Commons 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ept.ogg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freesound.org/people/Leszek_Szary/sounds/146717/</text:p>
          </table:table-cell>
          <table:table-cell office:value-type="string" calcext:value-type="string">
            <text:p>Leszek_Szary</text:p>
          </table:table-cell>
          <table:table-cell table:formula="of:=&quot;https://freesound.org/people/&quot;&amp;[.D8]&amp;&quot;/&quot;" office:value-type="string" office:string-value="https://freesound.org/people/Leszek_Szary/" calcext:value-type="string">
            <text:p>https://freesound.org/people/Leszek_Szary/</text:p>
          </table:table-cell>
          <table:table-cell office:value-type="string" calcext:value-type="string">
            <text:p>Creative Commons 0</text:p>
          </table:table-cell>
          <table:table-cell table:formula="of:=&quot;* [&quot;&amp;[.B8]&amp;&quot;](&quot;&amp;[.C8]&amp;&quot;) by [&quot;&amp;[.D8]&amp;&quot;](&quot;&amp;[.E8]&amp;&quot;) | &quot;&amp;[.F8]" office:value-type="string" office:string-value="* [button](https://freesound.org/people/Leszek_Szary/sounds/146717/) by [Leszek_Szary](https://freesound.org/people/Leszek_Szary/) | Creative Commons 0" calcext:value-type="string">
            <text:p>* [button](https://freesound.org/people/Leszek_Szary/sounds/146717/) by [Leszek_Szary](https://freesound.org/people/Leszek_Szary/) | Creative Commons 0</text:p>
          </table:table-cell>
        </table:table-row>
        <table:table-row table:style-name="ro1">
          <table:table-cell office:value-type="string" calcext:value-type="string">
            <text:p>focus.ogg</text:p>
          </table:table-cell>
          <table:table-cell office:value-type="string" calcext:value-type="string">
            <text:p>menu button</text:p>
          </table:table-cell>
          <table:table-cell office:value-type="string" calcext:value-type="string">
            <text:p>https://freesound.org/people/Leszek_Szary/sounds/191592/</text:p>
          </table:table-cell>
          <table:table-cell office:value-type="string" calcext:value-type="string">
            <text:p>Leszek_Szary</text:p>
          </table:table-cell>
          <table:table-cell table:formula="of:=&quot;https://freesound.org/people/&quot;&amp;[.D9]&amp;&quot;/&quot;" office:value-type="string" office:string-value="https://freesound.org/people/Leszek_Szary/" calcext:value-type="string">
            <text:p>https://freesound.org/people/Leszek_Szary/</text:p>
          </table:table-cell>
          <table:table-cell office:value-type="string" calcext:value-type="string">
            <text:p>Creative Commons 0</text:p>
          </table:table-cell>
          <table:table-cell table:formula="of:=&quot;* [&quot;&amp;[.B9]&amp;&quot;](&quot;&amp;[.C9]&amp;&quot;) by [&quot;&amp;[.D9]&amp;&quot;](&quot;&amp;[.E9]&amp;&quot;) | &quot;&amp;[.F9]" office:value-type="string" office:string-value="* [menu button](https://freesound.org/people/Leszek_Szary/sounds/191592/) by [Leszek_Szary](https://freesound.org/people/Leszek_Szary/) | Creative Commons 0" calcext:value-type="string">
            <text:p>* [menu button](https://freesound.org/people/Leszek_Szary/sounds/191592/) by [Leszek_Szary](https://freesound.org/people/Leszek_Szary/) | Creative Commons 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ailed laser</text:p>
          </table:table-cell>
          <table:table-cell office:value-type="string" calcext:value-type="string">
            <text:p>https://freesound.org/people/SeanSecret/sounds/155110/</text:p>
          </table:table-cell>
          <table:table-cell office:value-type="string" calcext:value-type="string">
            <text:p>SeanSecret</text:p>
          </table:table-cell>
          <table:table-cell office:value-type="string" calcext:value-type="string">
            <text:p>https://freesound.org/people/SeanSecret/</text:p>
          </table:table-cell>
          <table:table-cell office:value-type="string" calcext:value-type="string">
            <text:p>Creative Commons 0</text:p>
          </table:table-cell>
          <table:table-cell table:formula="of:=&quot;* [&quot;&amp;[.B11]&amp;&quot;](&quot;&amp;[.C11]&amp;&quot;) by [&quot;&amp;[.D11]&amp;&quot;](&quot;&amp;[.E11]&amp;&quot;) | &quot;&amp;[.F11]" office:value-type="string" office:string-value="* [Failed laser](https://freesound.org/people/SeanSecret/sounds/155110/) by [SeanSecret](https://freesound.org/people/SeanSecret/) | Creative Commons 0" calcext:value-type="string">
            <text:p>* [Failed laser](https://freesound.org/people/SeanSecret/sounds/155110/) by [SeanSecret](https://freesound.org/people/SeanSecret/) | Creative Commons 0</text:p>
          </table:table-cell>
        </table:table-row>
        <table:table-row table:style-name="ro1" table:number-rows-repeated="13">
          <table:table-cell table:number-columns-repeated="7"/>
        </table:table-row>
        <table:table-row table:style-name="ro1">
          <table:table-cell table:style-name="ce1" table:number-columns-repeated="7"/>
        </table:table-row>
      </table:table>
      <table:named-expressions/>
      <table:database-ranges>
        <table:database-range table:name="__Anonymous_Sheet_DB__0" table:target-range-address="Sheet1.A1:Sheet1.G26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9T22:57:57.048062270</meta:creation-date>
    <dc:date>2023-08-23T00:27:18.920499205</dc:date>
    <meta:editing-duration>PT16H5S</meta:editing-duration>
    <meta:editing-cycles>37</meta:editing-cycles>
    <meta:generator>LibreOffice/7.3.7.2$Linux_X86_64 LibreOffice_project/30$Build-2</meta:generator>
    <meta:document-statistic meta:table-count="1" meta:cell-count="62" meta:object-count="0"/>
  </office:meta>
</office:document-meta>
</file>